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1" calcext:value-type="float">
            <text:p>1401</text:p>
          </table:table-cell>
          <table:table-cell table:style-name="ce7" table:formula="of:=COUNTIF([.B7:.B999998];&quot;X&quot;)" office:value-type="float" office:value="1213" calcext:value-type="float">
            <text:p>121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1" calcext:value-type="float">
            <text:p>14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5">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1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3">00/00/0000</text:date>, <text:time style:data-style-name="N2" text:time-value="19:25:48.6303273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3T19:26:45.220738729</dc:date>
    <meta:editing-duration>P1DT12H14M51S</meta:editing-duration>
    <meta:editing-cycles>1388</meta:editing-cycles>
    <meta:document-statistic meta:table-count="1" meta:cell-count="8459" meta:object-count="0"/>
  </office:meta>
</office:document-meta>
</file>